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e9857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e9857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e9857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e9857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e9857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e985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e9857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e9857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e9857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e9857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e9857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e985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e9857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e9857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e9857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e9857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e9857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Santiago Elias Boada Romer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9/9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20916350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Pedro Boad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2040303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05.58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5" meta:character-count="1151" meta:non-whitespace-character-count="985"/>
    <meta:template xlink:type="simple" xlink:actuate="onRequest" xlink:title="Normal" xlink:href=""/>
  </office:meta>
</office:document-meta>
</file>